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30">
      <style:table-cell-properties style:vertical-align="middle" fo:wrap-option="wrap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middle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9" style:family="table-cell" style:parent-style-name="Default" style:data-style-name="N30">
      <style:table-cell-properties fo:border="thin solid #000000" style:vertical-align="top" fo:wrap-option="wrap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1" style:family="table-cell" style:parent-style-name="Default" style:data-style-name="N30">
      <style:table-cell-properties fo:border="thin solid #000000" style:vertical-align="middle" fo:wrap-option="wrap" fo:background-color="#00FF00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Arial1" style:font-name-asian="Arial1" style:font-name-complex="Arial1"/>
    </style:style>
    <style:style style:name="ce26" style:family="table-cell" style:parent-style-name="Default" style:data-style-name="N30">
      <style:table-cell-properties fo:border="thin solid #000000" style:vertical-align="automatic" fo:wrap-option="wrap"/>
    </style:style>
    <style:style style:name="ce27" style:family="table-cell" style:parent-style-name="Default" style:data-style-name="N30">
      <style:table-cell-properties fo:border="thin solid #000000" style:vertical-align="middle" fo:wrap-option="wrap" fo:background-color="#FFC000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9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3" style:family="table-cell" style:parent-style-name="Default" style:data-style-name="N30">
      <style:table-cell-properties fo:border="thin solid #000000" style:vertical-align="middle" fo:wrap-option="wrap"/>
    </style:style>
    <style:style style:name="ce34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3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7" style:family="table-cell" style:parent-style-name="Default" style:data-style-name="N30">
      <style:table-cell-properties fo:border="thin solid #000000" style:vertical-align="middle" fo:wrap-option="wrap"/>
      <style:text-properties style:font-name="Arial1" style:font-name-asian="Arial1" style:font-name-complex="Arial1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2.6735416666667cm"/>
    </style:style>
    <style:style style:name="co4" style:family="table-column">
      <style:table-column-properties fo:break-before="auto" style:column-width="1.7462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6.48229166666667cm"/>
    </style:style>
    <style:style style:name="co7" style:family="table-column">
      <style:table-column-properties fo:break-before="auto" style:column-width="4.18041666666667cm"/>
    </style:style>
    <style:style style:name="co8" style:family="table-column">
      <style:table-column-properties fo:break-before="auto" style:column-width="6.13833333333333cm"/>
    </style:style>
    <style:style style:name="co9" style:family="table-column">
      <style:table-column-properties fo:break-before="auto" style:column-width="5.60916666666667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35.25pt" style:use-optimal-row-height="fals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6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4" table:default-cell-style-name="ce7"/>
        <table:table-column table:style-name="co11" table:number-columns-repeated="1536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Owner</text:p>
          </table:table-cell>
          <table:table-cell office:value-type="string" table:style-name="ce11">
            <text:p>Reviewer</text:p>
          </table:table-cell>
          <table:table-cell office:value-type="string" table:style-name="ce10">
            <text:p>Status</text:p>
          </table:table-cell>
          <table:table-cell office:value-type="string" table:style-name="ce12">
            <text:p>GSMA</text:p>
            <text:p>status</text:p>
          </table:table-cell>
          <table:table-cell office:value-type="string" table:style-name="ce13">
            <text:p>Implementation</text:p>
            <text:p>GIT branch</text:p>
          </table:table-cell>
          <table:table-cell office:value-type="string" table:style-name="ce13">
            <text:p>Implementation status</text:p>
            <text:p>(implemented | integrated)</text:p>
          </table:table-cell>
          <table:table-cell table:number-columns-repeated="1013" table:style-name="ce14"/>
          <table:table-cell table:style-name="ce15"/>
          <table:table-cell table:number-columns-repeated="15361" table:style-name="ce16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ititude</text:p>
            <text:p>- etc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office:value-type="string" table:style-name="ce22">
            <text:p>Agreed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24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office:value-type="string" table:style-name="ce25">
            <text:p>R3 to be reviewed</text:p>
          </table:table-cell>
          <table:table-cell office:value-type="string" table:style-name="ce23">
            <text:p>cr002</text:p>
          </table:table-cell>
          <table:table-cell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03</text:p>
          </table:table-cell>
          <table:table-cell office:value-type="string" table:style-name="ce18">
            <text:p>Application identification</text:p>
          </table:table-cell>
          <table:table-cell office:value-type="string" table:style-name="ce26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7">
            <text:p>To be completed by adding also appId in database and callbacks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29">
            <text:p>- Use an Android Uri instead of a String for filenames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24">
            <text:p>- Add method to delete logs (chat, message, FT, CSH)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26">
            <text:p>- Add a timestamp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26">
            <text:p>- Add an Intent when service is UP.</text:p>
            <text:p>- Add methods for service provisioning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office:value-type="string" table:style-name="ce22">
            <text:p>Agreed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1"/>
        </table:table-row>
        <table:table-row table:style-name="ro6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26">
            <text:p>- isPauseSupported on FileTransfer api</text:p>
            <text:p>- Resend file or text-message (one2one only)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Discussions not finalized yet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26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JMA/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26">
            <text:p>- Add method to get participant state</text:p>
            <text:p>- Add listener to get participant state changes</text:p>
          </table:table-cell>
          <table:table-cell office:value-type="string" table:style-name="ce20">
            <text:p>PL</text:p>
          </table:table-cell>
          <table:table-cell office:value-type="string" table:style-name="ce20">
            <text:p>KK/JMA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23">
            <text:p>cr10-ice91</text:p>
          </table:table-cell>
          <table:table-cell office:value-type="string" table:style-name="ce23">
            <text:p>implemented</text:p>
          </table:table-cell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26">
            <text:p>- Add global listener for queueing, for multidevice, for delivery report simplification in general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7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26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24">
            <text:p>- Replace BLOB by TEXT for chat messages</text:p>
            <text:p>- Parse content via utility method</text:p>
          </table:table-cell>
          <table:table-cell office:value-type="string" table:style-name="ce20">
            <text:p>PL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24">
            <text:p>- Add methods to format contact and check validity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26">
            <text:p>- Add RCS settings</text:p>
            <text:p>(add comments for MaxMessageLength in chat + GC)</text:p>
          </table:table-cell>
          <table:table-cell office:value-type="string" table:style-name="ce20">
            <text:p>PL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24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JMA/PL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26">
            <text:p>- Define methods to check capabilities depending on Use Cases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In progress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8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26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In progress</text:p>
          </table:table-cell>
          <table:table-cell table:style-name="ce28"/>
          <table:table-cell office:value-type="string" table:style-name="ce30">
            <text:p>internal Sony branch</text:p>
            <text:p>quit-gc</text:p>
          </table:table-cell>
          <table:table-cell office:value-type="string" table:style-name="ce23">
            <text:p>implemented</text:p>
          </table:table-cell>
          <table:table-cell table:number-columns-repeated="16375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table:style-name="ce24"/>
          <table:table-cell office:value-type="string" table:style-name="ce31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In progress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5">
          <table:table-cell office:value-type="string" table:style-name="ce17">
            <text:p>020</text:p>
          </table:table-cell>
          <table:table-cell office:value-type="string" table:style-name="ce32">
            <text:p>Merged cursors</text:p>
            <text:p>/EventLogProvider</text:p>
          </table:table-cell>
          <table:table-cell office:value-type="string" table:style-name="ce24">
            <text:p>- Pseudo content provider</text:p>
          </table:table-cell>
          <table:table-cell office:value-type="string" table:style-name="ce31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In progress</text:p>
          </table:table-cell>
          <table:table-cell table:style-name="ce28"/>
          <table:table-cell office:value-type="string" table:style-name="ce23">
            <text:p>internal Sony branch</text:p>
          </table:table-cell>
          <table:table-cell table:style-name="ce23"/>
          <table:table-cell table:number-columns-repeated="16375"/>
        </table:table-row>
        <table:table-row table:style-name="ro8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24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31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In progress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24">
            <text:p>- Define an object ContactId instead of using String for robutness</text:p>
          </table:table-cell>
          <table:table-cell office:value-type="string" table:style-name="ce31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In progress</text:p>
          </table:table-cell>
          <table:table-cell table:style-name="ce28"/>
          <table:table-cell office:value-type="string" table:style-name="ce23">
            <text:p>cr024-ice69</text:p>
          </table:table-cell>
          <table:table-cell table:style-name="ce23"/>
          <table:table-cell table:number-columns-repeated="16375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24">
            <text:p>- Rename JoynClient by JoynService</text:p>
          </table:table-cell>
          <table:table-cell office:value-type="string" table:style-name="ce31">
            <text:p>JMA</text:p>
          </table:table-cell>
          <table:table-cell office:value-type="string" table:style-name="ce31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24">
            <text:p>- Use a boolean instead of a filepath for thumbnail</text:p>
          </table:table-cell>
          <table:table-cell office:value-type="string" table:style-name="ce31">
            <text:p>JMA</text:p>
          </table:table-cell>
          <table:table-cell office:value-type="string" table:style-name="ce31">
            <text:p>KK</text:p>
          </table:table-cell>
          <table:table-cell office:value-type="string" table:style-name="ce27">
            <text:p>In progress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TBD</text:p>
          </table:table-cell>
          <table:table-cell office:value-type="string" table:style-name="ce18">
            <text:p>Exception handling</text:p>
          </table:table-cell>
          <table:table-cell table:style-name="ce24"/>
          <table:table-cell table:number-columns-repeated="2" table:style-name="ce31"/>
          <table:table-cell office:value-type="string" table:style-name="ce27">
            <text:p>Purposly postponed until last CR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table:style-name="ce17"/>
          <table:table-cell table:style-name="ce18"/>
          <table:table-cell table:style-name="ce24"/>
          <table:table-cell table:number-columns-repeated="2" table:style-name="ce31"/>
          <table:table-cell table:style-name="ce33"/>
          <table:table-cell table:style-name="ce28"/>
          <table:table-cell table:number-columns-repeated="2" table:style-name="ce23"/>
          <table:table-cell table:number-columns-repeated="16375"/>
        </table:table-row>
        <table:table-row table:number-rows-repeated="2" table:style-name="ro1">
          <table:table-cell table:style-name="ce34"/>
          <table:table-cell table:style-name="ce35"/>
          <table:table-cell table:style-name="ce24"/>
          <table:table-cell table:number-columns-repeated="2" table:style-name="ce36"/>
          <table:table-cell table:style-name="ce37"/>
          <table:table-cell table:style-name="ce28"/>
          <table:table-cell table:number-columns-repeated="2" table:style-name="ce23"/>
          <table:table-cell table:number-columns-repeated="16375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5-22T11:36:36Z</dc:date>
    <meta:editing-cycles>18</meta:editing-cycles>
    <meta:editing-duration>PT11174S</meta:editing-duration>
  </office:meta>
</office:document-meta>
</file>